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rayListTypeFieldTest.test_error_0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ntity.get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setList( ArrayList &lt; VO &gt;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ListTypeFieldTest.test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rayListTypeFieldTest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rayListTypeFieldTest.test_null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O.setValue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ListTypeField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